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30.19mm" svg:height="10.11mm" svg:x="6.32mm" svg:y="1.33mm" draw:control="control1"/>
          <draw:control draw:z-index="1" draw:style-name="gr1" draw:text-style-name="P2" svg:width="122.16mm" svg:height="6.65mm" svg:x="38.98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style-name="ce11" office:value-type="string" calcext:value-type="string">
            <text:p>Volum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atch up, latency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4k 絶景 癒し自然映像 「新緑の上高地 梓川と穂高連峰」5月下旬 信州松本 Japan Kamikochi Natur.m4v</text:p>
          </table:table-cell>
          <table:table-cell office:value-type="string" calcext:value-type="string">
            <text:p>癒し自然映像</text:p>
          </table:table-cell>
          <table:table-cell office:value-type="string" calcext:value-type="string">
            <text:p>新緑の上高地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Blueimpulseshort.m4v</text:p>
          </table:table-cell>
          <table:table-cell office:value-type="string" calcext:value-type="string">
            <text:p>BULE_IMPLUS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Forest - 9796.m4v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PlaneShort.m4v</text:p>
          </table:table-cell>
          <table:table-cell office:value-type="string" calcext:value-type="string">
            <text:p>RockIwasaki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-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River - 14205.mp4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Sky.m4v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home/pi/Videos/Waterfall - 24515.mp4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音声な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オリオンをなぞる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シュガーソングとビターステップ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宇宙の大きさを体感できる動画（Mitaka 版.mp4</text:p>
          </table:table-cell>
          <table:table-cell office:value-type="string" calcext:value-type="string">
            <text:p>国立天文台</text:p>
          </table:table-cell>
          <table:table-cell office:value-type="string" calcext:value-type="string">
            <text:p>宇宙の大きさを体感できる動画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「地球-まる-」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/home/pi/Videos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『好-じょし-』</text:p>
          </table:table-cell>
          <table:table-cell office:value-type="string" calcext:value-type="string">
            <text:p>-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/>
        </table:table-row>
        <table:table-row table:style-name="ro2" table:number-rows-repeated="506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A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00/00/00</text:date>, <text:time style:data-style-name="N2" text:time-value="14:21:03.749568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21T14:21:29.808188369</dc:date>
    <meta:editing-duration>PT2H25M</meta:editing-duration>
    <meta:editing-cycles>80</meta:editing-cycles>
    <meta:generator>LibreOffice/6.1.5.2$Linux_ARM_EABI LibreOffice_project/10$Build-2</meta:generator>
    <meta:document-statistic meta:table-count="1" meta:cell-count="74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    Dim buf, buf_p As String, msg As String
    buf_p = cells(1,2)
    buf = Dir(cells(1,2))
    rem MsgBox cells(1,2)
    dim row as Integer 
    row = 2
    Do While buf &lt;&gt; ""
    	row = row + 1
    	cells(row,1) = buf_p &amp; buf
        rem msg = msg &amp; buf &amp; vbCrLf
        buf = Dir()
    Loop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 &amp; vbTab &amp; cells(r, 5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 &amp; vbTab &amp; cells(r, 5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A$5082"

dispatcher.executeDispatch(document, ".uno:GoToCell", "", 0, args2())

rem WorkSheet.Form.textBox1.bgcolor=#ff4000
rem Form.textBox1.BackColor = RGB(255, 32, 0)

cells(1,6)="「Current Selection」ボタンを押してください。"
rem ----------------------------------------------------------------------
dispatcher.executeDispatch(document, ".uno:SortAscending", "", 0, Array())

cells(1,6)="ここにメッセージが表示されます。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